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42e7" officeooo:paragraph-rsid="001842e7"/>
    </style:style>
    <style:style style:name="P2" style:family="paragraph" style:parent-style-name="Standard">
      <style:paragraph-properties fo:text-align="start" style:justify-single-word="false"/>
      <style:text-properties officeooo:rsid="001842e7" officeooo:paragraph-rsid="001842e7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42e7" officeooo:paragraph-rsid="001842e7"/>
    </style:style>
    <style:style style:name="P4" style:family="paragraph" style:parent-style-name="Standard">
      <style:paragraph-properties fo:text-align="start" style:justify-single-word="false"/>
      <style:text-properties officeooo:rsid="001842e7" officeooo:paragraph-rsid="001874ae"/>
    </style:style>
    <style:style style:name="P5" style:family="paragraph" style:parent-style-name="Standard">
      <style:paragraph-properties fo:text-align="start" style:justify-single-word="false"/>
      <style:text-properties officeooo:rsid="001842e7" officeooo:paragraph-rsid="001842e7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42e7" officeooo:paragraph-rsid="001842e7" style:font-weight-asian="bold" style:font-weight-complex="bold"/>
    </style:style>
    <style:style style:name="T1" style:family="text">
      <style:text-properties officeooo:rsid="001874a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 0</text:p>
      <text:p text:style-name="P1"/>
      <text:p text:style-name="P2"><text:span text:style-name="T2">NOM :</text:span> <text:span text:style-name="T1">Adriane </text:span></text:p>
      <text:p text:style-name="P2"/>
      <text:p text:style-name="P4"><text:span text:style-name="T2">COGNOMS :</text:span> <text:span text:style-name="T1">Ifurung Ablaza</text:span></text:p>
      <text:p text:style-name="P2"/>
      <text:p text:style-name="P2"><text:span text:style-name="T2">DIRECCIÓ DE CORREU : </text:span><text:span text:style-name="T1">yangablaza@gmail.com</text:span></text:p>
      <text:p text:style-name="P2"/>
      <text:p text:style-name="P6">QUINES EINES DE XARXA UTILITZES :</text:p>
      <text:p text:style-name="P2"/>
      <text:p text:style-name="P2">- <text:span text:style-name="T1">Mozilla Firefox, Google, Whatsapp, Safari, Google Chrome, Internet Explorer, Opera, Youtube, Facebook, Messenger, Twitter, Microsoft Edge, etc..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otey </meta:initial-creator>
    <meta:creation-date>2015-09-17T08:37:07.457917380</meta:creation-date>
    <dc:date>2016-09-15T11:56:09.495921773</dc:date>
    <meta:editing-duration>PT7M40S</meta:editing-duration>
    <meta:editing-cycles>3</meta:editing-cycles>
    <meta:generator>LibreOffice/5.1.5.2$Linux_X86_64 LibreOffice_project/10$Build-2</meta:generator>
    <meta:document-statistic meta:table-count="0" meta:image-count="0" meta:object-count="0" meta:page-count="1" meta:paragraph-count="6" meta:word-count="38" meta:character-count="269" meta:non-whitespace-character-count="236"/>
  </office:meta>
</office:document-meta>
</file>